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charset="x-symbol"/>
    <style:font-face style:name="Tahoma2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8.624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" style:family="table">
      <style:table-properties style:width="17.374cm" fo:margin-left="-0.125cm" fo:margin-right="-0.25cm" table:align="margins" style:writing-mode="lr-tb"/>
    </style:style>
    <style:style style:name="Tabella2.A" style:family="table-column">
      <style:table-column-properties style:column-width="5.981cm" style:rel-column-width="3391*"/>
    </style:style>
    <style:style style:name="Tabella2.B" style:family="table-column">
      <style:table-column-properties style:column-width="2.856cm" style:rel-column-width="1619*"/>
    </style:style>
    <style:style style:name="Tabella2.C" style:family="table-column">
      <style:table-column-properties style:column-width="8.537cm" style:rel-column-width="4840*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374cm"/>
    </style:style>
    <style:style style:name="Tabella3.B" style:family="table-column">
      <style:table-column-properties style:column-width="14.87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8.624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/>
    </style:style>
    <style:style style:name="P2" style:family="paragraph" style:parent-style-name="Standard">
      <style:paragraph-properties fo:text-align="justify" style:justify-single-word="false"/>
      <style:text-properties style:font-name="Zurich XBlk BT" fo:font-size="22pt" fo:font-weight="bold" style:font-size-asian="22pt" style:font-weight-asian="bold"/>
    </style:style>
    <style:style style:name="P3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P4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7" style:family="paragraph" style:parent-style-name="Standard">
      <style:paragraph-properties style:snap-to-layout-grid="false"/>
      <style:text-properties fo:font-size="12pt" style:font-size-asian="12pt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1" style:family="paragraph" style:parent-style-name="Standard">
      <style:paragraph-properties fo:text-align="end" style:justify-single-word="false" style:snap-to-layout-grid="false"/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size="12pt" fo:font-weight="bold" style:font-size-asian="12pt" style:font-weight-asian="bold"/>
    </style:style>
    <style:style style:name="P13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fo:text-align="end" style:justify-single-word="false" style:snap-to-layout-grid="false"/>
      <style:text-properties fo:font-size="11pt" style:text-underline-style="none" fo:font-weight="normal" style:font-size-asian="11p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font-size-asian="12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style:snap-to-layout-grid="false"/>
      <style:text-properties fo:background-color="#ffff00"/>
    </style:style>
    <style:style style:name="P1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20" style:family="paragraph" style:parent-style-name="Standard" style:list-style-name="L1">
      <style:paragraph-properties fo:text-align="justify" style:justify-single-word="false"/>
      <style:text-properties style:use-window-font-color="true" style:font-name="Times New Roman" fo:font-size="12pt" fo:language="it" fo:country="IT" style:font-size-asian="12pt"/>
    </style:style>
    <style:style style:name="P21" style:family="paragraph" style:parent-style-name="Standard" style:list-style-name="L1">
      <style:paragraph-properties fo:text-align="justify" style:justify-single-word="false"/>
      <style:text-properties style:use-window-font-color="true" style:font-name="Times New Roman" fo:font-size="12pt" fo:language="it" fo:country="IT" officeooo:paragraph-rsid="0013e405" style:font-size-asian="12pt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fo:font-size="12pt" fo:language="it" fo:country="IT" officeooo:paragraph-rsid="0013e405" style:font-size-asian="12pt"/>
    </style:style>
    <style:style style:name="P23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P24" style:family="paragraph" style:parent-style-name="Standard">
      <style:paragraph-properties style:snap-to-layout-grid="false"/>
      <style:text-properties fo:font-size="12pt" style:text-underline-style="solid" style:text-underline-width="auto" style:text-underline-color="font-color" fo:font-weight="bold" officeooo:rsid="0013e405" officeooo:paragraph-rsid="0013e405" style:font-size-asian="12pt" style:font-weight-asian="bold" style:font-weight-complex="bold"/>
    </style:style>
    <style:style style:name="P25" style:family="paragraph" style:parent-style-name="Standard">
      <style:paragraph-properties style:snap-to-layout-grid="false"/>
      <style:text-properties fo:font-size="12pt" style:text-underline-style="none" fo:font-weight="bold" officeooo:paragraph-rsid="0013e405" style:font-size-asian="12pt" style:font-weight-asian="bold" style:font-weight-complex="bold"/>
    </style:style>
    <style:style style:name="P26" style:family="paragraph" style:parent-style-name="Standard">
      <style:paragraph-properties style:snap-to-layout-grid="false"/>
      <style:text-properties fo:font-size="12pt" style:text-underline-style="none" fo:font-weight="bold" officeooo:rsid="00144324" officeooo:paragraph-rsid="00144324" style:font-size-asian="12pt" style:font-weight-asian="bold" style:font-weight-complex="bold"/>
    </style:style>
    <style:style style:name="P27" style:family="paragraph" style:parent-style-name="Standard">
      <style:paragraph-properties fo:text-align="end" style:justify-single-word="false" style:snap-to-layout-grid="false"/>
      <style:text-properties fo:font-size="11pt" style:text-underline-style="none" fo:font-weight="normal" officeooo:paragraph-rsid="0013e405" style:font-size-asian="11pt" style:font-weight-asian="normal" style:font-weight-complex="normal"/>
    </style:style>
    <style:style style:name="P28" style:family="paragraph" style:parent-style-name="Standard" style:master-page-name="First_20_Page">
      <style:paragraph-properties style:page-number="auto"/>
    </style:style>
    <style:style style:name="P29" style:family="paragraph" style:parent-style-name="Standard" style:list-style-name="L2">
      <style:paragraph-properties fo:margin-left="0cm" fo:margin-right="0cm" fo:text-align="center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use-window-font-color="true" style:font-name="Times New Roman" fo:font-size="12pt" fo:language="it" fo:country="IT" style:font-size-asian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font-name="Times New Roman" fo:font-size="12pt" fo:language="it" fo:country="IT" style:font-size-asian="12pt"/>
    </style:style>
    <style:style style:name="T4" style:family="text">
      <style:text-properties style:use-window-font-color="true" style:font-name="Times New Roman" fo:font-size="12pt" fo:language="it" fo:country="IT" officeooo:rsid="0013e405" style:font-size-asian="12pt"/>
    </style:style>
    <style:style style:name="T5" style:family="text">
      <style:text-properties style:use-window-font-color="true" style:font-name="Times New Roman" fo:font-size="12pt" fo:language="it" fo:country="IT" fo:background-color="#ffff00" style:font-size-asian="12pt"/>
    </style:style>
    <style:style style:name="T6" style:family="text">
      <style:text-properties style:use-window-font-color="true" style:font-name="Times New Roman" fo:language="it" fo:country="IT"/>
    </style:style>
    <style:style style:name="T7" style:family="text">
      <style:text-properties style:font-size-complex="12pt"/>
    </style:style>
    <style:style style:name="T8" style:family="text">
      <style:text-properties fo:background-color="#ffff00"/>
    </style:style>
    <style:style style:name="T9" style:family="text">
      <style:text-properties fo:background-color="#ff0000"/>
    </style:style>
    <style:style style:name="T10" style:family="text">
      <style:text-properties officeooo:rsid="0013e405"/>
    </style:style>
    <style:style style:name="T11" style:family="text">
      <style:text-properties style:text-underline-style="none"/>
    </style:style>
    <style:style style:name="T12" style:family="text">
      <style:text-properties officeooo:rsid="00144324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2.21cm" draw:visible-area-height="3.149cm"/>
    </style:style>
    <text:list-style style:name="L1">
      <text:list-level-style-bullet text:level="1" text:style-name="Bullet_20_Symbols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Standard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7">Protocollo n.</text:p>
          </table:table-cell>
          <table:table-cell table:style-name="Tabella1.A1" office:value-type="string">
            <text:p text:style-name="P9">Savona,<text:span text:style-name="T10">[oggi]</text:span></text:p>
          </table:table-cell>
        </table:table-row>
      </table:table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8"/>
          </table:table-cell>
          <table:table-cell table:style-name="Tabella2.A1" office:value-type="string">
            <text:p text:style-name="P11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ella2.A1" office:value-type="string">
            <text:p text:style-name="P24">[concessionari.nominativo;block=tbs:row;]<text:line-break/>[concessionari.indirizzo]<text:line-break/>[concessionari.cap] [concessionari.comune] <text:span text:style-name="T11">([concessionari.provincia])</text:span></text:p>
            <text:p text:style-name="P13"/>
            <text:p text:style-name="P13"/>
          </table:table-cell>
        </table:table-row>
        <table:table-row table:style-name="Tabella2.1">
          <table:table-cell table:style-name="Tabella2.A1" office:value-type="string">
            <text:p text:style-name="P14"/>
          </table:table-cell>
          <table:table-cell table:style-name="Tabella2.A1" office:value-type="string">
            <text:p text:style-name="P27">e p.c.</text:p>
          </table:table-cell>
          <table:table-cell table:style-name="Tabella2.A1" office:value-type="string">
            <text:p text:style-name="P25">Spett. <text:span text:style-name="T12">[istituto_fido]</text:span></text:p>
            <text:p text:style-name="P26">[indirizzo_istituto_fido]</text:p>
            <text:p text:style-name="P26">[cap_istituto_fido] [citta_istituto_fido]</text:p>
          </table:table-cell>
        </table:table-row>
        <table:table-row table:style-name="Tabella2.1">
          <table:table-cell table:style-name="Tabella2.A1" office:value-type="string">
            <text:p text:style-name="P14"/>
          </table:table-cell>
          <table:table-cell table:style-name="Tabella2.A1" office:value-type="string">
            <text:p text:style-name="P11"/>
          </table:table-cell>
          <table:table-cell table:style-name="Tabella2.A1" office:value-type="string">
            <text:p text:style-name="P13"/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2">Oggetto :</text:p>
          </table:table-cell>
          <table:table-cell table:style-name="Tabella3.A1" office:value-type="string">
            <text:p text:style-name="P22">Permesso di costruire n. <text:span text:style-name="T10">[numero_titolo]</text:span> <text:span text:style-name="T10">p</text:span>er opere in <text:span text:style-name="T10">[ubicazione]</text:span></text:p>
            <text:p text:style-name="P22">Svincolo fideiussione prestata a garanzia del pagamento degli oneri di costruzione.</text:p>
          </table:table-cell>
        </table:table-row>
      </table:table>
      <text:p text:style-name="P19"/>
      <text:p text:style-name="P10"/>
      <text:p text:style-name="P16"><text:tab/>In riferimento a quanto in oggetto, comunichiamo che, a fronte dei pagamenti:</text:p>
      <text:list xml:id="list3495393212427631866" text:style-name="L1">
        <text:list-item>
          <text:p text:style-name="P20">di <text:span text:style-name="T10">[rata_2]</text:span> in data <text:span text:style-name="T10">[data_pagata_2],</text:span> quietanza n° <text:span text:style-name="T10">[quietanza_2]</text:span>;</text:p>
        </text:list-item>
        <text:list-item>
          <text:p text:style-name="P21">di <text:span text:style-name="T10">[rata_3]</text:span> in data <text:span text:style-name="T10">[data_pagata_3],</text:span> quietanza n° <text:span text:style-name="T10">[quietanza_3]</text:span>;</text:p>
        </text:list-item>
        <text:list-item>
          <text:p text:style-name="P21">di <text:span text:style-name="T10">[rata_4]</text:span> in data <text:span text:style-name="T10">[data_pagata_4],</text:span> quietanza n° <text:span text:style-name="T10">[quietanza_4]</text:span>;</text:p>
          <text:p text:style-name="P20"><text:span text:style-name="T9"/></text:p>
        </text:list-item>
      </text:list>
      <text:list xml:id="list5364291913817011515" text:style-name="L2">
        <text:list-header>
          <text:p text:style-name="P29"><text:span text:style-name="T1">nulla osta</text:span> </text:p>
          <text:p text:style-name="P29"/>
        </text:list-header>
      </text:list>
      <text:p text:style-name="P17"><text:span text:style-name="T3">da parte di questa Amministrazione Comunale alla estinzione della polizza fideiussoria di </text:span><text:span text:style-name="T4">€[importo_fido]</text:span><text:span text:style-name="T3"> n. </text:span><text:span text:style-name="T4">[numero_fido] </text:span><text:span text:style-name="T3">del</text:span><text:span text:style-name="T4">[data_fido],</text:span><text:span text:style-name="T3"> prestata dalla compagnia/banca </text:span><text:span text:style-name="T4">[istituto_fido]</text:span><text:span text:style-name="T3">, </text:span><text:span text:style-name="T2">a garanzia del pagamento delle rate previste per gli oneri di costruzione relativi al permesso in oggetto.</text:span></text:p>
      <text:p text:style-name="P10"><text:span text:style-name="T7"><text:tab/></text:span><text:span text:style-name="T6">Distinti saluti.</text:span></text:p>
      <table:table table:name="Tabella4" table:style-name="Tabella4">
        <table:table-column table:style-name="Tabella4.A" table:number-columns-repeated="2"/>
        <table:table-row table:style-name="Tabella4.1">
          <table:table-cell table:style-name="Tabella4.A1" office:value-type="string">
            <text:p text:style-name="P7"/>
          </table:table-cell>
          <table:table-cell table:style-name="Tabella4.A1" office:value-type="string">
            <text:p text:style-name="P9">Il Responsabile del Servizio</text:p>
            <text:p text:style-name="P8">geom. Ivo Maffioli</text:p>
          </table:table-cell>
        </table:table-row>
      </table:table>
      <text:p text:style-name="Standard">Istruttore amministrativo</text:p>
      <text:p text:style-name="Standard"><text:s text:c="6"/>Danila Longag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charset="x-symbol"/>
    <style:font-face style:name="Tahoma2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it" style:country-asian="IT" style:font-name-complex="Tahoma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.752cm"/>
    </style:style>
    <style:style style:name="Tabella5.B" style:family="table-column">
      <style:table-column-properties style:column-width="4.5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4.526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ella5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.B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la5.D3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MP1" style:family="paragraph" style:parent-style-name="Footer">
      <style:text-properties style:font-name="Zurich XBlk BT" fo:font-size="8pt" style:font-size-asian="8pt"/>
    </style:style>
    <style:style style:name="MP2" style:family="paragraph" style:parent-style-name="Standard">
      <style:paragraph-properties fo:text-align="justify" style:justify-single-word="false"/>
      <style:text-properties style:font-name="Zurich XBlk BT" fo:font-size="22pt" fo:font-weight="bold" style:font-size-asian="22pt" style:font-weight-asian="bold"/>
    </style:style>
    <style:style style:name="MP3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MP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21cm" draw:visible-area-height="3.149cm"/>
    </style:style>
    <style:page-layout style:name="Mpm1">
      <style:page-layout-properties fo:page-width="20.999cm" fo:page-height="29.699cm" style:num-format="1" style:print-orientation="portrait" fo:margin-top="2.501cm" fo:margin-bottom="1.27cm" fo:margin-left="2cm" fo:margin-right="2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footer>
        <text:p text:style-name="MP1">Comune di Savona<text:tab/><text:tab/>Settore Urbanistica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Cornice1" text:anchor-type="char" svg:x="2.316cm" svg:y="0.275cm" svg:width="14.734cm" svg:height="3.558cm" draw:z-index="0"><draw:text-box><text:p text:style-name="MP2">Comune di Savona</text:p><text:p text:style-name="MP3">Settore Pianificazione territoriale </text:p><text:p text:style-name="MP3"/><text:p text:style-name="MP3"><text:tab/><text:tab/><text:tab/><text:tab/><text:tab/><text:tab/> <text:s text:c="14"/><text:span text:style-name="MT1">Raccomandata a.r.</text:span></text:p></draw:text-box></draw:frame><draw:frame draw:style-name="Mfr2" draw:name="Oggetto1" text:anchor-type="as-char" svg:width="2.178cm" svg:height="3.117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4">Struttura:</text:p>
            </table:table-cell>
            <table:table-cell table:style-name="Tabella5.B1" office:value-type="string">
              <text:p text:style-name="MP4">Servizio Edilizia Privata</text:p>
              <text:p text:style-name="MP5">Unità Operativa Controlli edilizi</text:p>
            </table:table-cell>
            <table:table-cell table:style-name="Tabella5.A1" office:value-type="string">
              <text:p text:style-name="MP4">Responsabile del servizio:</text:p>
            </table:table-cell>
            <table:table-cell table:style-name="Tabella5.D1" office:value-type="string">
              <text:p text:style-name="MP4">geom. Ivo Maffioli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4">corso Italia 19 <text:s text:c="3"/>- <text:s text:c="3"/>17100 Savona</text:p>
            </table:table-cell>
            <table:table-cell table:style-name="Tabella5.A2" office:value-type="string">
              <text:p text:style-name="MP4">Responsabile del procedimento:</text:p>
            </table:table-cell>
            <table:table-cell table:style-name="Tabella5.D2" office:value-type="string">
              <text:p text:style-name="MP4">geom. Marco Cerruti.</text:p>
            </table:table-cell>
          </table:table-row>
          <table:table-row table:style-name="Tabella5.1">
            <table:table-cell table:style-name="Tabella5.A3" office:value-type="string">
              <text:p text:style-name="MP6"/>
            </table:table-cell>
            <table:table-cell table:style-name="Tabella5.B3" office:value-type="string">
              <text:p text:style-name="MP4">tel. 019-8310615</text:p>
              <text:p text:style-name="MP5">telefax 019-8310356</text:p>
            </table:table-cell>
            <table:table-cell table:style-name="Tabella5.A3" office:value-type="string">
              <text:p text:style-name="MP4">Orario:</text:p>
            </table:table-cell>
            <table:table-cell table:style-name="Tabella5.D3" office:value-type="string">
              <text:p text:style-name="MP4">Martedì e giovedì <text:s/>ore 10:00 - 12:30</text:p>
              <text:p text:style-name="MP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> </dc:title>
    <meta:initial-creator>COMUNE DI SAVONA</meta:initial-creator>
    <meta:creation-date>1998-09-23T09:58:00</meta:creation-date>
    <dc:date>2014-01-29T11:01:57.305000000</dc:date>
    <meta:printed-by>jhgj lkò</meta:printed-by>
    <meta:print-date>2011-01-05T09:57:30.79</meta:print-date>
    <dc:language>en-US</dc:language>
    <meta:editing-cycles>69</meta:editing-cycles>
    <meta:editing-duration>PT19H53M45S</meta:editing-duration>
    <meta:document-statistic meta:table-count="5" meta:image-count="0" meta:object-count="1" meta:page-count="1" meta:paragraph-count="40" meta:word-count="182" meta:character-count="1508" meta:non-whitespace-character-count="1330"/>
    <meta:user-defined meta:name="Info 1"/>
    <meta:user-defined meta:name="Info 2"/>
    <meta:user-defined meta:name="Info 3"/>
    <meta:user-defined meta:name="Info 4"/>
  </office:meta>
</office:document-meta>
</file>